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111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1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number-columns-repeated="1007" table:default-cell-style-name="Default"/>
        <table:table-row table:style-name="ro1">
          <table:table-cell table:style-name="ce3" office:value-type="string" calcext:value-type="string">
            <text:p>×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1" table:number-columns-repeated="100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2 * DEGREES(ATAN((([.$A2]-1)*2)/(([.B$1]+1)*5)))" office:value-type="float" office:value="15.1892867371829" calcext:value-type="float">
            <text:p>15.2</text:p>
          </table:table-cell>
          <table:table-cell table:style-name="ce8" table:formula="of:=2 * DEGREES(ATAN((([.$A2]-1)*2)/(([.C$1]+1)*5)))" office:value-type="float" office:value="11.4211862749993" calcext:value-type="float">
            <text:p>11.4</text:p>
          </table:table-cell>
          <table:table-cell table:style-name="ce8" table:formula="of:=2 * DEGREES(ATAN((([.$A2]-1)*2)/(([.D$1]+1)*5)))" office:value-type="float" office:value="9.14784251980172" calcext:value-type="float">
            <text:p>9.1</text:p>
          </table:table-cell>
          <table:table-cell table:style-name="ce8" table:formula="of:=2 * DEGREES(ATAN((([.$A2]-1)*2)/(([.E$1]+1)*5)))" office:value-type="float" office:value="7.62814966858071" calcext:value-type="float">
            <text:p>7.6</text:p>
          </table:table-cell>
          <table:table-cell table:style-name="ce8" table:formula="of:=2 * DEGREES(ATAN((([.$A2]-1)*2)/(([.F$1]+1)*5)))" office:value-type="float" office:value="6.54097584636713" calcext:value-type="float">
            <text:p>6.5</text:p>
          </table:table-cell>
          <table:table-cell table:style-name="ce8" table:formula="of:=2 * DEGREES(ATAN((([.$A2]-1)*2)/(([.G$1]+1)*5)))" office:value-type="float" office:value="5.7248104522235" calcext:value-type="float">
            <text:p>5.7</text:p>
          </table:table-cell>
          <table:table-cell table:style-name="ce8" table:formula="of:=2 * DEGREES(ATAN((([.$A2]-1)*2)/(([.H$1]+1)*5)))" office:value-type="float" office:value="5.08960875962619" calcext:value-type="float">
            <text:p>5.1</text:p>
          </table:table-cell>
          <table:table-cell table:style-name="ce8" table:formula="of:=2 * DEGREES(ATAN((([.$A2]-1)*2)/(([.I$1]+1)*5)))" office:value-type="float" office:value="4.58122008527706" calcext:value-type="float">
            <text:p>4.6</text:p>
          </table:table-cell>
          <table:table-cell table:style-name="ce8" table:formula="of:=2 * DEGREES(ATAN((([.$A2]-1)*2)/(([.J$1]+1)*5)))" office:value-type="float" office:value="4.16513055946177" calcext:value-type="float">
            <text:p>4.2</text:p>
          </table:table-cell>
          <table:table-cell table:style-name="ce8" table:formula="of:=2 * DEGREES(ATAN((([.$A2]-1)*2)/(([.K$1]+1)*5)))" office:value-type="float" office:value="3.81830486599275" calcext:value-type="float">
            <text:p>3.8</text:p>
          </table:table-cell>
          <table:table-cell table:style-name="ce8" table:formula="of:=2 * DEGREES(ATAN((([.$A2]-1)*2)/(([.L$1]+1)*5)))" office:value-type="float" office:value="3.52478204732103" calcext:value-type="float">
            <text:p>3.5</text:p>
          </table:table-cell>
          <table:table-cell table:style-name="ce8" table:formula="of:=2 * DEGREES(ATAN((([.$A2]-1)*2)/(([.M$1]+1)*5)))" office:value-type="float" office:value="3.27315408323344" calcext:value-type="float">
            <text:p>3.3</text:p>
          </table:table-cell>
          <table:table-cell table:style-name="ce8" table:formula="of:=2 * DEGREES(ATAN((([.$A2]-1)*2)/(([.N$1]+1)*5)))" office:value-type="float" office:value="3.05505088442585" calcext:value-type="float">
            <text:p>3.1</text:p>
          </table:table-cell>
          <table:table-cell table:style-name="ce8" table:formula="of:=2 * DEGREES(ATAN((([.$A2]-1)*2)/(([.O$1]+1)*5)))" office:value-type="float" office:value="2.86419236832929" calcext:value-type="float">
            <text:p>2.9</text:p>
          </table:table-cell>
          <table:table-cell table:style-name="ce8" table:formula="of:=2 * DEGREES(ATAN((([.$A2]-1)*2)/(([.P$1]+1)*5)))" office:value-type="float" office:value="2.6957745603972" calcext:value-type="float">
            <text:p>2.7</text:p>
          </table:table-cell>
          <table:table-cell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2 * DEGREES(ATAN((([.$A3]-1)*2)/(([.B$1]+1)*5)))" office:value-type="float" office:value="29.8628343562751" calcext:value-type="float">
            <text:p>29.9</text:p>
          </table:table-cell>
          <table:table-cell table:style-name="ce8" table:formula="of:=2 * DEGREES(ATAN((([.$A3]-1)*2)/(([.C$1]+1)*5)))" office:value-type="float" office:value="22.6198649480404" calcext:value-type="float">
            <text:p>22.6</text:p>
          </table:table-cell>
          <table:table-cell table:style-name="ce8" table:formula="of:=2 * DEGREES(ATAN((([.$A3]-1)*2)/(([.D$1]+1)*5)))" office:value-type="float" office:value="18.1805538416446" calcext:value-type="float">
            <text:p>18.2</text:p>
          </table:table-cell>
          <table:table-cell table:style-name="ce8" table:formula="of:=2 * DEGREES(ATAN((([.$A3]-1)*2)/(([.E$1]+1)*5)))" office:value-type="float" office:value="15.1892867371829" calcext:value-type="float">
            <text:p>15.2</text:p>
          </table:table-cell>
          <table:table-cell table:style-name="ce8" table:formula="of:=2 * DEGREES(ATAN((([.$A3]-1)*2)/(([.F$1]+1)*5)))" office:value-type="float" office:value="13.039603503314" calcext:value-type="float">
            <text:p>13.0</text:p>
          </table:table-cell>
          <table:table-cell table:style-name="ce8" table:formula="of:=2 * DEGREES(ATAN((([.$A3]-1)*2)/(([.G$1]+1)*5)))" office:value-type="float" office:value="11.4211862749993" calcext:value-type="float">
            <text:p>11.4</text:p>
          </table:table-cell>
          <table:table-cell table:style-name="ce8" table:formula="of:=2 * DEGREES(ATAN((([.$A3]-1)*2)/(([.H$1]+1)*5)))" office:value-type="float" office:value="10.1592157200291" calcext:value-type="float">
            <text:p>10.2</text:p>
          </table:table-cell>
          <table:table-cell table:style-name="ce8" table:formula="of:=2 * DEGREES(ATAN((([.$A3]-1)*2)/(([.I$1]+1)*5)))" office:value-type="float" office:value="9.14784251980172" calcext:value-type="float">
            <text:p>9.1</text:p>
          </table:table-cell>
          <table:table-cell table:style-name="ce8" table:formula="of:=2 * DEGREES(ATAN((([.$A3]-1)*2)/(([.J$1]+1)*5)))" office:value-type="float" office:value="8.31928458742528" calcext:value-type="float">
            <text:p>8.3</text:p>
          </table:table-cell>
          <table:table-cell table:style-name="ce8" table:formula="of:=2 * DEGREES(ATAN((([.$A3]-1)*2)/(([.K$1]+1)*5)))" office:value-type="float" office:value="7.62814966858071" calcext:value-type="float">
            <text:p>7.6</text:p>
          </table:table-cell>
          <table:table-cell table:style-name="ce8" table:formula="of:=2 * DEGREES(ATAN((([.$A3]-1)*2)/(([.L$1]+1)*5)))" office:value-type="float" office:value="7.04290675384448" calcext:value-type="float">
            <text:p>7.0</text:p>
          </table:table-cell>
          <table:table-cell table:style-name="ce8" table:formula="of:=2 * DEGREES(ATAN((([.$A3]-1)*2)/(([.M$1]+1)*5)))" office:value-type="float" office:value="6.54097584636713" calcext:value-type="float">
            <text:p>6.5</text:p>
          </table:table-cell>
          <table:table-cell table:style-name="ce8" table:formula="of:=2 * DEGREES(ATAN((([.$A3]-1)*2)/(([.N$1]+1)*5)))" office:value-type="float" office:value="6.10576502958486" calcext:value-type="float">
            <text:p>6.1</text:p>
          </table:table-cell>
          <table:table-cell table:style-name="ce8" table:formula="of:=2 * DEGREES(ATAN((([.$A3]-1)*2)/(([.O$1]+1)*5)))" office:value-type="float" office:value="5.7248104522235" calcext:value-type="float">
            <text:p>5.7</text:p>
          </table:table-cell>
          <table:table-cell table:style-name="ce8" table:formula="of:=2 * DEGREES(ATAN((([.$A3]-1)*2)/(([.P$1]+1)*5)))" office:value-type="float" office:value="5.3885685797122" calcext:value-type="float">
            <text:p>5.4</text:p>
          </table:table-cell>
          <table:table-cell table:number-columns-repeated="100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2 * DEGREES(ATAN((([.$A4]-1)*2)/(([.B$1]+1)*5)))" office:value-type="float" office:value="43.6028189727036" calcext:value-type="float">
            <text:p>43.6</text:p>
          </table:table-cell>
          <table:table-cell table:style-name="ce8" table:formula="of:=2 * DEGREES(ATAN((([.$A4]-1)*2)/(([.C$1]+1)*5)))" office:value-type="float" office:value="33.3984884679872" calcext:value-type="float">
            <text:p>33.4</text:p>
          </table:table-cell>
          <table:table-cell table:style-name="ce8" table:formula="of:=2 * DEGREES(ATAN((([.$A4]-1)*2)/(([.D$1]+1)*5)))" office:value-type="float" office:value="26.9914665615916" calcext:value-type="float">
            <text:p>27.0</text:p>
          </table:table-cell>
          <table:table-cell table:style-name="ce8" table:formula="of:=2 * DEGREES(ATAN((([.$A4]-1)*2)/(([.E$1]+1)*5)))" office:value-type="float" office:value="22.6198649480404" calcext:value-type="float">
            <text:p>22.6</text:p>
          </table:table-cell>
          <table:table-cell table:style-name="ce8" table:formula="of:=2 * DEGREES(ATAN((([.$A4]-1)*2)/(([.F$1]+1)*5)))" office:value-type="float" office:value="19.4551571028032" calcext:value-type="float">
            <text:p>19.5</text:p>
          </table:table-cell>
          <table:table-cell table:style-name="ce8" table:formula="of:=2 * DEGREES(ATAN((([.$A4]-1)*2)/(([.G$1]+1)*5)))" office:value-type="float" office:value="17.0615312198963" calcext:value-type="float">
            <text:p>17.1</text:p>
          </table:table-cell>
          <table:table-cell table:style-name="ce8" table:formula="of:=2 * DEGREES(ATAN((([.$A4]-1)*2)/(([.H$1]+1)*5)))" office:value-type="float" office:value="15.1892867371829" calcext:value-type="float">
            <text:p>15.2</text:p>
          </table:table-cell>
          <table:table-cell table:style-name="ce8" table:formula="of:=2 * DEGREES(ATAN((([.$A4]-1)*2)/(([.I$1]+1)*5)))" office:value-type="float" office:value="13.6855468252619" calcext:value-type="float">
            <text:p>13.7</text:p>
          </table:table-cell>
          <table:table-cell table:style-name="ce8" table:formula="of:=2 * DEGREES(ATAN((([.$A4]-1)*2)/(([.J$1]+1)*5)))" office:value-type="float" office:value="12.4516581288515" calcext:value-type="float">
            <text:p>12.5</text:p>
          </table:table-cell>
          <table:table-cell table:style-name="ce8" table:formula="of:=2 * DEGREES(ATAN((([.$A4]-1)*2)/(([.K$1]+1)*5)))" office:value-type="float" office:value="11.4211862749993" calcext:value-type="float">
            <text:p>11.4</text:p>
          </table:table-cell>
          <table:table-cell table:style-name="ce8" table:formula="of:=2 * DEGREES(ATAN((([.$A4]-1)*2)/(([.L$1]+1)*5)))" office:value-type="float" office:value="10.5477919147035" calcext:value-type="float">
            <text:p>10.5</text:p>
          </table:table-cell>
          <table:table-cell table:style-name="ce8" table:formula="of:=2 * DEGREES(ATAN((([.$A4]-1)*2)/(([.M$1]+1)*5)))" office:value-type="float" office:value="9.79818490757553" calcext:value-type="float">
            <text:p>9.8</text:p>
          </table:table-cell>
          <table:table-cell table:style-name="ce8" table:formula="of:=2 * DEGREES(ATAN((([.$A4]-1)*2)/(([.N$1]+1)*5)))" office:value-type="float" office:value="9.14784251980172" calcext:value-type="float">
            <text:p>9.1</text:p>
          </table:table-cell>
          <table:table-cell table:style-name="ce8" table:formula="of:=2 * DEGREES(ATAN((([.$A4]-1)*2)/(([.O$1]+1)*5)))" office:value-type="float" office:value="8.57830665763804" calcext:value-type="float">
            <text:p>8.6</text:p>
          </table:table-cell>
          <table:table-cell table:style-name="ce8" table:formula="of:=2 * DEGREES(ATAN((([.$A4]-1)*2)/(([.P$1]+1)*5)))" office:value-type="float" office:value="8.07542124195425" calcext:value-type="float">
            <text:p>8.1</text:p>
          </table:table-cell>
          <table:table-cell table:number-columns-repeated="100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2 * DEGREES(ATAN((([.$A5]-1)*2)/(([.B$1]+1)*5)))" office:value-type="float" office:value="56.1449738717059" calcext:value-type="float">
            <text:p>56.1</text:p>
          </table:table-cell>
          <table:table-cell table:style-name="ce8" table:formula="of:=2 * DEGREES(ATAN((([.$A5]-1)*2)/(([.C$1]+1)*5)))" office:value-type="float" office:value="43.6028189727036" calcext:value-type="float">
            <text:p>43.6</text:p>
          </table:table-cell>
          <table:table-cell table:style-name="ce8" table:formula="of:=2 * DEGREES(ATAN((([.$A5]-1)*2)/(([.D$1]+1)*5)))" office:value-type="float" office:value="35.4893432501139" calcext:value-type="float">
            <text:p>35.5</text:p>
          </table:table-cell>
          <table:table-cell table:style-name="ce8" table:formula="of:=2 * DEGREES(ATAN((([.$A5]-1)*2)/(([.E$1]+1)*5)))" office:value-type="float" office:value="29.8628343562751" calcext:value-type="float">
            <text:p>29.9</text:p>
          </table:table-cell>
          <table:table-cell table:style-name="ce8" table:formula="of:=2 * DEGREES(ATAN((([.$A5]-1)*2)/(([.F$1]+1)*5)))" office:value-type="float" office:value="25.750003119225" calcext:value-type="float">
            <text:p>25.8</text:p>
          </table:table-cell>
          <table:table-cell table:style-name="ce8" table:formula="of:=2 * DEGREES(ATAN((([.$A5]-1)*2)/(([.G$1]+1)*5)))" office:value-type="float" office:value="22.6198649480404" calcext:value-type="float">
            <text:p>22.6</text:p>
          </table:table-cell>
          <table:table-cell table:style-name="ce8" table:formula="of:=2 * DEGREES(ATAN((([.$A5]-1)*2)/(([.H$1]+1)*5)))" office:value-type="float" office:value="20.1611959750846" calcext:value-type="float">
            <text:p>20.2</text:p>
          </table:table-cell>
          <table:table-cell table:style-name="ce8" table:formula="of:=2 * DEGREES(ATAN((([.$A5]-1)*2)/(([.I$1]+1)*5)))" office:value-type="float" office:value="18.1805538416446" calcext:value-type="float">
            <text:p>18.2</text:p>
          </table:table-cell>
          <table:table-cell table:style-name="ce8" table:formula="of:=2 * DEGREES(ATAN((([.$A5]-1)*2)/(([.J$1]+1)*5)))" office:value-type="float" office:value="16.5517856541504" calcext:value-type="float">
            <text:p>16.6</text:p>
          </table:table-cell>
          <table:table-cell table:style-name="ce8" table:formula="of:=2 * DEGREES(ATAN((([.$A5]-1)*2)/(([.K$1]+1)*5)))" office:value-type="float" office:value="15.1892867371829" calcext:value-type="float">
            <text:p>15.2</text:p>
          </table:table-cell>
          <table:table-cell table:style-name="ce8" table:formula="of:=2 * DEGREES(ATAN((([.$A5]-1)*2)/(([.L$1]+1)*5)))" office:value-type="float" office:value="14.0330034894458" calcext:value-type="float">
            <text:p>14.0</text:p>
          </table:table-cell>
          <table:table-cell table:style-name="ce8" table:formula="of:=2 * DEGREES(ATAN((([.$A5]-1)*2)/(([.M$1]+1)*5)))" office:value-type="float" office:value="13.039603503314" calcext:value-type="float">
            <text:p>13.0</text:p>
          </table:table-cell>
          <table:table-cell table:style-name="ce8" table:formula="of:=2 * DEGREES(ATAN((([.$A5]-1)*2)/(([.N$1]+1)*5)))" office:value-type="float" office:value="12.1770563083904" calcext:value-type="float">
            <text:p>12.2</text:p>
          </table:table-cell>
          <table:table-cell table:style-name="ce8" table:formula="of:=2 * DEGREES(ATAN((([.$A5]-1)*2)/(([.O$1]+1)*5)))" office:value-type="float" office:value="11.4211862749993" calcext:value-type="float">
            <text:p>11.4</text:p>
          </table:table-cell>
          <table:table-cell table:style-name="ce8" table:formula="of:=2 * DEGREES(ATAN((([.$A5]-1)*2)/(([.P$1]+1)*5)))" office:value-type="float" office:value="10.7534108561015" calcext:value-type="float">
            <text:p>10.8</text:p>
          </table:table-cell>
          <table:table-cell table:number-columns-repeated="100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2 * DEGREES(ATAN((([.$A6]-1)*2)/(([.B$1]+1)*5)))" office:value-type="float" office:value="67.3801350519596" calcext:value-type="float">
            <text:p>67.4</text:p>
          </table:table-cell>
          <table:table-cell table:style-name="ce8" table:formula="of:=2 * DEGREES(ATAN((([.$A6]-1)*2)/(([.C$1]+1)*5)))" office:value-type="float" office:value="53.130102354156" calcext:value-type="float">
            <text:p>53.1</text:p>
          </table:table-cell>
          <table:table-cell table:style-name="ce8" table:formula="of:=2 * DEGREES(ATAN((([.$A6]-1)*2)/(([.D$1]+1)*5)))" office:value-type="float" office:value="43.6028189727036" calcext:value-type="float">
            <text:p>43.6</text:p>
          </table:table-cell>
          <table:table-cell table:style-name="ce8" table:formula="of:=2 * DEGREES(ATAN((([.$A6]-1)*2)/(([.E$1]+1)*5)))" office:value-type="float" office:value="36.869897645844" calcext:value-type="float">
            <text:p>36.9</text:p>
          </table:table-cell>
          <table:table-cell table:style-name="ce8" table:formula="of:=2 * DEGREES(ATAN((([.$A6]-1)*2)/(([.F$1]+1)*5)))" office:value-type="float" office:value="31.8907918018457" calcext:value-type="float">
            <text:p>31.9</text:p>
          </table:table-cell>
          <table:table-cell table:style-name="ce8" table:formula="of:=2 * DEGREES(ATAN((([.$A6]-1)*2)/(([.G$1]+1)*5)))" office:value-type="float" office:value="28.072486935853" calcext:value-type="float">
            <text:p>28.1</text:p>
          </table:table-cell>
          <table:table-cell table:style-name="ce8" table:formula="of:=2 * DEGREES(ATAN((([.$A6]-1)*2)/(([.H$1]+1)*5)))" office:value-type="float" office:value="25.057615418303" calcext:value-type="float">
            <text:p>25.1</text:p>
          </table:table-cell>
          <table:table-cell table:style-name="ce8" table:formula="of:=2 * DEGREES(ATAN((([.$A6]-1)*2)/(([.I$1]+1)*5)))" office:value-type="float" office:value="22.6198649480404" calcext:value-type="float">
            <text:p>22.6</text:p>
          </table:table-cell>
          <table:table-cell table:style-name="ce8" table:formula="of:=2 * DEGREES(ATAN((([.$A6]-1)*2)/(([.J$1]+1)*5)))" office:value-type="float" office:value="20.6096929375321" calcext:value-type="float">
            <text:p>20.6</text:p>
          </table:table-cell>
          <table:table-cell table:style-name="ce8" table:formula="of:=2 * DEGREES(ATAN((([.$A6]-1)*2)/(([.K$1]+1)*5)))" office:value-type="float" office:value="18.9246444160512" calcext:value-type="float">
            <text:p>18.9</text:p>
          </table:table-cell>
          <table:table-cell table:style-name="ce8" table:formula="of:=2 * DEGREES(ATAN((([.$A6]-1)*2)/(([.L$1]+1)*5)))" office:value-type="float" office:value="17.4923245251104" calcext:value-type="float">
            <text:p>17.5</text:p>
          </table:table-cell>
          <table:table-cell table:style-name="ce8" table:formula="of:=2 * DEGREES(ATAN((([.$A6]-1)*2)/(([.M$1]+1)*5)))" office:value-type="float" office:value="16.260204708312" calcext:value-type="float">
            <text:p>16.3</text:p>
          </table:table-cell>
          <table:table-cell table:style-name="ce8" table:formula="of:=2 * DEGREES(ATAN((([.$A6]-1)*2)/(([.N$1]+1)*5)))" office:value-type="float" office:value="15.1892867371829" calcext:value-type="float">
            <text:p>15.2</text:p>
          </table:table-cell>
          <table:table-cell table:style-name="ce8" table:formula="of:=2 * DEGREES(ATAN((([.$A6]-1)*2)/(([.O$1]+1)*5)))" office:value-type="float" office:value="14.2500326978036" calcext:value-type="float">
            <text:p>14.3</text:p>
          </table:table-cell>
          <table:table-cell table:style-name="ce8" table:formula="of:=2 * DEGREES(ATAN((([.$A6]-1)*2)/(([.P$1]+1)*5)))" office:value-type="float" office:value="13.4196736155139" calcext:value-type="float">
            <text:p>13.4</text:p>
          </table:table-cell>
          <table:table-cell table:number-columns-repeated="100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2 * DEGREES(ATAN((([.$A7]-1)*2)/(([.B$1]+1)*5)))" office:value-type="float" office:value="77.3196165081802" calcext:value-type="float">
            <text:p>77.3</text:p>
          </table:table-cell>
          <table:table-cell table:style-name="ce8" table:formula="of:=2 * DEGREES(ATAN((([.$A7]-1)*2)/(([.C$1]+1)*5)))" office:value-type="float" office:value="61.927513064147" calcext:value-type="float">
            <text:p>61.9</text:p>
          </table:table-cell>
          <table:table-cell table:style-name="ce8" table:formula="of:=2 * DEGREES(ATAN((([.$A7]-1)*2)/(([.D$1]+1)*5)))" office:value-type="float" office:value="51.2820116486106" calcext:value-type="float">
            <text:p>51.3</text:p>
          </table:table-cell>
          <table:table-cell table:style-name="ce8" table:formula="of:=2 * DEGREES(ATAN((([.$A7]-1)*2)/(([.E$1]+1)*5)))" office:value-type="float" office:value="43.6028189727036" calcext:value-type="float">
            <text:p>43.6</text:p>
          </table:table-cell>
          <table:table-cell table:style-name="ce8" table:formula="of:=2 * DEGREES(ATAN((([.$A7]-1)*2)/(([.F$1]+1)*5)))" office:value-type="float" office:value="37.8492888321025" calcext:value-type="float">
            <text:p>37.8</text:p>
          </table:table-cell>
          <table:table-cell table:style-name="ce8" table:formula="of:=2 * DEGREES(ATAN((([.$A7]-1)*2)/(([.G$1]+1)*5)))" office:value-type="float" office:value="33.3984884679872" calcext:value-type="float">
            <text:p>33.4</text:p>
          </table:table-cell>
          <table:table-cell table:style-name="ce8" table:formula="of:=2 * DEGREES(ATAN((([.$A7]-1)*2)/(([.H$1]+1)*5)))" office:value-type="float" office:value="29.8628343562751" calcext:value-type="float">
            <text:p>29.9</text:p>
          </table:table-cell>
          <table:table-cell table:style-name="ce8" table:formula="of:=2 * DEGREES(ATAN((([.$A7]-1)*2)/(([.I$1]+1)*5)))" office:value-type="float" office:value="26.9914665615916" calcext:value-type="float">
            <text:p>27.0</text:p>
          </table:table-cell>
          <table:table-cell table:style-name="ce8" table:formula="of:=2 * DEGREES(ATAN((([.$A7]-1)*2)/(([.J$1]+1)*5)))" office:value-type="float" office:value="24.6160316348559" calcext:value-type="float">
            <text:p>24.6</text:p>
          </table:table-cell>
          <table:table-cell table:style-name="ce8" table:formula="of:=2 * DEGREES(ATAN((([.$A7]-1)*2)/(([.K$1]+1)*5)))" office:value-type="float" office:value="22.6198649480404" calcext:value-type="float">
            <text:p>22.6</text:p>
          </table:table-cell>
          <table:table-cell table:style-name="ce8" table:formula="of:=2 * DEGREES(ATAN((([.$A7]-1)*2)/(([.L$1]+1)*5)))" office:value-type="float" office:value="20.9198181858583" calcext:value-type="float">
            <text:p>20.9</text:p>
          </table:table-cell>
          <table:table-cell table:style-name="ce8" table:formula="of:=2 * DEGREES(ATAN((([.$A7]-1)*2)/(([.M$1]+1)*5)))" office:value-type="float" office:value="19.4551571028032" calcext:value-type="float">
            <text:p>19.5</text:p>
          </table:table-cell>
          <table:table-cell table:style-name="ce8" table:formula="of:=2 * DEGREES(ATAN((([.$A7]-1)*2)/(([.N$1]+1)*5)))" office:value-type="float" office:value="18.1805538416446" calcext:value-type="float">
            <text:p>18.2</text:p>
          </table:table-cell>
          <table:table-cell table:style-name="ce8" table:formula="of:=2 * DEGREES(ATAN((([.$A7]-1)*2)/(([.O$1]+1)*5)))" office:value-type="float" office:value="17.0615312198963" calcext:value-type="float">
            <text:p>17.1</text:p>
          </table:table-cell>
          <table:table-cell table:style-name="ce8" table:formula="of:=2 * DEGREES(ATAN((([.$A7]-1)*2)/(([.P$1]+1)*5)))" office:value-type="float" office:value="16.0714214210696" calcext:value-type="float">
            <text:p>16.1</text:p>
          </table:table-cell>
          <table:table-cell table:number-columns-repeated="100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2 * DEGREES(ATAN((([.$A8]-1)*2)/(([.B$1]+1)*5)))" office:value-type="float" office:value="86.0501319782361" calcext:value-type="float">
            <text:p>86.1</text:p>
          </table:table-cell>
          <table:table-cell table:style-name="ce8" table:formula="of:=2 * DEGREES(ATAN((([.$A8]-1)*2)/(([.C$1]+1)*5)))" office:value-type="float" office:value="69.9840403971173" calcext:value-type="float">
            <text:p>70.0</text:p>
          </table:table-cell>
          <table:table-cell table:style-name="ce8" table:formula="of:=2 * DEGREES(ATAN((([.$A8]-1)*2)/(([.D$1]+1)*5)))" office:value-type="float" office:value="58.497652673094" calcext:value-type="float">
            <text:p>58.5</text:p>
          </table:table-cell>
          <table:table-cell table:style-name="ce8" table:formula="of:=2 * DEGREES(ATAN((([.$A8]-1)*2)/(([.E$1]+1)*5)))" office:value-type="float" office:value="50.0337869562001" calcext:value-type="float">
            <text:p>50.0</text:p>
          </table:table-cell>
          <table:table-cell table:style-name="ce8" table:formula="of:=2 * DEGREES(ATAN((([.$A8]-1)*2)/(([.F$1]+1)*5)))" office:value-type="float" office:value="43.6028189727036" calcext:value-type="float">
            <text:p>43.6</text:p>
          </table:table-cell>
          <table:table-cell table:style-name="ce8" table:formula="of:=2 * DEGREES(ATAN((([.$A8]-1)*2)/(([.G$1]+1)*5)))" office:value-type="float" office:value="38.5800924383775" calcext:value-type="float">
            <text:p>38.6</text:p>
          </table:table-cell>
          <table:table-cell table:style-name="ce8" table:formula="of:=2 * DEGREES(ATAN((([.$A8]-1)*2)/(([.H$1]+1)*5)))" office:value-type="float" office:value="34.5629967436333" calcext:value-type="float">
            <text:p>34.6</text:p>
          </table:table-cell>
          <table:table-cell table:style-name="ce8" table:formula="of:=2 * DEGREES(ATAN((([.$A8]-1)*2)/(([.I$1]+1)*5)))" office:value-type="float" office:value="31.2844929144175" calcext:value-type="float">
            <text:p>31.3</text:p>
          </table:table-cell>
          <table:table-cell table:style-name="ce8" table:formula="of:=2 * DEGREES(ATAN((([.$A8]-1)*2)/(([.J$1]+1)*5)))" office:value-type="float" office:value="28.5621914719416" calcext:value-type="float">
            <text:p>28.6</text:p>
          </table:table-cell>
          <table:table-cell table:style-name="ce8" table:formula="of:=2 * DEGREES(ATAN((([.$A8]-1)*2)/(([.K$1]+1)*5)))" office:value-type="float" office:value="26.2680446127926" calcext:value-type="float">
            <text:p>26.3</text:p>
          </table:table-cell>
          <table:table-cell table:style-name="ce8" table:formula="of:=2 * DEGREES(ATAN((([.$A8]-1)*2)/(([.L$1]+1)*5)))" office:value-type="float" office:value="24.3098833944445" calcext:value-type="float">
            <text:p>24.3</text:p>
          </table:table-cell>
          <table:table-cell table:style-name="ce8" table:formula="of:=2 * DEGREES(ATAN((([.$A8]-1)*2)/(([.M$1]+1)*5)))" office:value-type="float" office:value="22.6198649480404" calcext:value-type="float">
            <text:p>22.6</text:p>
          </table:table-cell>
          <table:table-cell table:style-name="ce8" table:formula="of:=2 * DEGREES(ATAN((([.$A8]-1)*2)/(([.N$1]+1)*5)))" office:value-type="float" office:value="21.1470468371218" calcext:value-type="float">
            <text:p>21.1</text:p>
          </table:table-cell>
          <table:table-cell table:style-name="ce8" table:formula="of:=2 * DEGREES(ATAN((([.$A8]-1)*2)/(([.O$1]+1)*5)))" office:value-type="float" office:value="19.8524910133034" calcext:value-type="float">
            <text:p>19.9</text:p>
          </table:table-cell>
          <table:table-cell table:style-name="ce8" table:formula="of:=2 * DEGREES(ATAN((([.$A8]-1)*2)/(([.P$1]+1)*5)))" office:value-type="float" office:value="18.7059585001865" calcext:value-type="float">
            <text:p>18.7</text:p>
          </table:table-cell>
          <table:table-cell table:number-columns-repeated="100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2 * DEGREES(ATAN((([.$A9]-1)*2)/(([.B$1]+1)*5)))" office:value-type="float" office:value="93.6952205319892" calcext:value-type="float">
            <text:p>93.7</text:p>
          </table:table-cell>
          <table:table-cell table:style-name="ce8" table:formula="of:=2 * DEGREES(ATAN((([.$A9]-1)*2)/(([.C$1]+1)*5)))" office:value-type="float" office:value="77.3196165081802" calcext:value-type="float">
            <text:p>77.3</text:p>
          </table:table-cell>
          <table:table-cell table:style-name="ce8" table:formula="of:=2 * DEGREES(ATAN((([.$A9]-1)*2)/(([.D$1]+1)*5)))" office:value-type="float" office:value="65.2384861423857" calcext:value-type="float">
            <text:p>65.2</text:p>
          </table:table-cell>
          <table:table-cell table:style-name="ce8" table:formula="of:=2 * DEGREES(ATAN((([.$A9]-1)*2)/(([.E$1]+1)*5)))" office:value-type="float" office:value="56.1449738717059" calcext:value-type="float">
            <text:p>56.1</text:p>
          </table:table-cell>
          <table:table-cell table:style-name="ce8" table:formula="of:=2 * DEGREES(ATAN((([.$A9]-1)*2)/(([.F$1]+1)*5)))" office:value-type="float" office:value="49.1343426412026" calcext:value-type="float">
            <text:p>49.1</text:p>
          </table:table-cell>
          <table:table-cell table:style-name="ce8" table:formula="of:=2 * DEGREES(ATAN((([.$A9]-1)*2)/(([.G$1]+1)*5)))" office:value-type="float" office:value="43.6028189727036" calcext:value-type="float">
            <text:p>43.6</text:p>
          </table:table-cell>
          <table:table-cell table:style-name="ce8" table:formula="of:=2 * DEGREES(ATAN((([.$A9]-1)*2)/(([.H$1]+1)*5)))" office:value-type="float" office:value="39.1462516608204" calcext:value-type="float">
            <text:p>39.1</text:p>
          </table:table-cell>
          <table:table-cell table:style-name="ce8" table:formula="of:=2 * DEGREES(ATAN((([.$A9]-1)*2)/(([.I$1]+1)*5)))" office:value-type="float" office:value="35.4893432501139" calcext:value-type="float">
            <text:p>35.5</text:p>
          </table:table-cell>
          <table:table-cell table:style-name="ce8" table:formula="of:=2 * DEGREES(ATAN((([.$A9]-1)*2)/(([.J$1]+1)*5)))" office:value-type="float" office:value="32.4403873912056" calcext:value-type="float">
            <text:p>32.4</text:p>
          </table:table-cell>
          <table:table-cell table:style-name="ce8" table:formula="of:=2 * DEGREES(ATAN((([.$A9]-1)*2)/(([.K$1]+1)*5)))" office:value-type="float" office:value="29.8628343562751" calcext:value-type="float">
            <text:p>29.9</text:p>
          </table:table-cell>
          <table:table-cell table:style-name="ce8" table:formula="of:=2 * DEGREES(ATAN((([.$A9]-1)*2)/(([.L$1]+1)*5)))" office:value-type="float" office:value="27.6573019445603" calcext:value-type="float">
            <text:p>27.7</text:p>
          </table:table-cell>
          <table:table-cell table:style-name="ce8" table:formula="of:=2 * DEGREES(ATAN((([.$A9]-1)*2)/(([.M$1]+1)*5)))" office:value-type="float" office:value="25.750003119225" calcext:value-type="float">
            <text:p>25.8</text:p>
          </table:table-cell>
          <table:table-cell table:style-name="ce8" table:formula="of:=2 * DEGREES(ATAN((([.$A9]-1)*2)/(([.N$1]+1)*5)))" office:value-type="float" office:value="24.08515028577" calcext:value-type="float">
            <text:p>24.1</text:p>
          </table:table-cell>
          <table:table-cell table:style-name="ce8" table:formula="of:=2 * DEGREES(ATAN((([.$A9]-1)*2)/(([.O$1]+1)*5)))" office:value-type="float" office:value="22.6198649480404" calcext:value-type="float">
            <text:p>22.6</text:p>
          </table:table-cell>
          <table:table-cell table:style-name="ce8" table:formula="of:=2 * DEGREES(ATAN((([.$A9]-1)*2)/(([.P$1]+1)*5)))" office:value-type="float" office:value="21.3206965890707" calcext:value-type="float">
            <text:p>21.3</text:p>
          </table:table-cell>
          <table:table-cell table:number-columns-repeated="100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2 * DEGREES(ATAN((([.$A10]-1)*2)/(([.B$1]+1)*5)))" office:value-type="float" office:value="100.38885781547" calcext:value-type="float">
            <text:p>100.4</text:p>
          </table:table-cell>
          <table:table-cell table:style-name="ce8" table:formula="of:=2 * DEGREES(ATAN((([.$A10]-1)*2)/(([.C$1]+1)*5)))" office:value-type="float" office:value="83.9744249916333" calcext:value-type="float">
            <text:p>84.0</text:p>
          </table:table-cell>
          <table:table-cell table:style-name="ce8" table:formula="of:=2 * DEGREES(ATAN((([.$A10]-1)*2)/(([.D$1]+1)*5)))" office:value-type="float" office:value="71.5077745088735" calcext:value-type="float">
            <text:p>71.5</text:p>
          </table:table-cell>
          <table:table-cell table:style-name="ce8" table:formula="of:=2 * DEGREES(ATAN((([.$A10]-1)*2)/(([.E$1]+1)*5)))" office:value-type="float" office:value="61.927513064147" calcext:value-type="float">
            <text:p>61.9</text:p>
          </table:table-cell>
          <table:table-cell table:style-name="ce8" table:formula="of:=2 * DEGREES(ATAN((([.$A10]-1)*2)/(([.F$1]+1)*5)))" office:value-type="float" office:value="54.432223114615" calcext:value-type="float">
            <text:p>54.4</text:p>
          </table:table-cell>
          <table:table-cell table:style-name="ce8" table:formula="of:=2 * DEGREES(ATAN((([.$A10]-1)*2)/(([.G$1]+1)*5)))" office:value-type="float" office:value="48.4554906359083" calcext:value-type="float">
            <text:p>48.5</text:p>
          </table:table-cell>
          <table:table-cell table:style-name="ce8" table:formula="of:=2 * DEGREES(ATAN((([.$A10]-1)*2)/(([.H$1]+1)*5)))" office:value-type="float" office:value="43.6028189727036" calcext:value-type="float">
            <text:p>43.6</text:p>
          </table:table-cell>
          <table:table-cell table:style-name="ce8" table:formula="of:=2 * DEGREES(ATAN((([.$A10]-1)*2)/(([.I$1]+1)*5)))" office:value-type="float" office:value="39.5977527090499" calcext:value-type="float">
            <text:p>39.6</text:p>
          </table:table-cell>
          <table:table-cell table:style-name="ce8" table:formula="of:=2 * DEGREES(ATAN((([.$A10]-1)*2)/(([.J$1]+1)*5)))" office:value-type="float" office:value="36.2437204958027" calcext:value-type="float">
            <text:p>36.2</text:p>
          </table:table-cell>
          <table:table-cell table:style-name="ce8" table:formula="of:=2 * DEGREES(ATAN((([.$A10]-1)*2)/(([.K$1]+1)*5)))" office:value-type="float" office:value="33.3984884679872" calcext:value-type="float">
            <text:p>33.4</text:p>
          </table:table-cell>
          <table:table-cell table:style-name="ce8" table:formula="of:=2 * DEGREES(ATAN((([.$A10]-1)*2)/(([.L$1]+1)*5)))" office:value-type="float" office:value="30.9572763308367" calcext:value-type="float">
            <text:p>31.0</text:p>
          </table:table-cell>
          <table:table-cell table:style-name="ce8" table:formula="of:=2 * DEGREES(ATAN((([.$A10]-1)*2)/(([.M$1]+1)*5)))" office:value-type="float" office:value="28.841546255022" calcext:value-type="float">
            <text:p>28.8</text:p>
          </table:table-cell>
          <table:table-cell table:style-name="ce8" table:formula="of:=2 * DEGREES(ATAN((([.$A10]-1)*2)/(([.N$1]+1)*5)))" office:value-type="float" office:value="26.9914665615916" calcext:value-type="float">
            <text:p>27.0</text:p>
          </table:table-cell>
          <table:table-cell table:style-name="ce8" table:formula="of:=2 * DEGREES(ATAN((([.$A10]-1)*2)/(([.O$1]+1)*5)))" office:value-type="float" office:value="25.3607669836396" calcext:value-type="float">
            <text:p>25.4</text:p>
          </table:table-cell>
          <table:table-cell table:style-name="ce8" table:formula="of:=2 * DEGREES(ATAN((([.$A10]-1)*2)/(([.P$1]+1)*5)))" office:value-type="float" office:value="23.9131684862983" calcext:value-type="float">
            <text:p>23.9</text:p>
          </table:table-cell>
          <table:table-cell table:number-columns-repeated="100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2 * DEGREES(ATAN((([.$A11]-1)*2)/(([.B$1]+1)*5)))" office:value-type="float" office:value="106.260204708312" calcext:value-type="float">
            <text:p>106.3</text:p>
          </table:table-cell>
          <table:table-cell table:style-name="ce8" table:formula="of:=2 * DEGREES(ATAN((([.$A11]-1)*2)/(([.C$1]+1)*5)))" office:value-type="float" office:value="90" calcext:value-type="float">
            <text:p>90.0</text:p>
          </table:table-cell>
          <table:table-cell table:style-name="ce8" table:formula="of:=2 * DEGREES(ATAN((([.$A11]-1)*2)/(([.D$1]+1)*5)))" office:value-type="float" office:value="77.3196165081802" calcext:value-type="float">
            <text:p>77.3</text:p>
          </table:table-cell>
          <table:table-cell table:style-name="ce8" table:formula="of:=2 * DEGREES(ATAN((([.$A11]-1)*2)/(([.E$1]+1)*5)))" office:value-type="float" office:value="67.3801350519596" calcext:value-type="float">
            <text:p>67.4</text:p>
          </table:table-cell>
          <table:table-cell table:style-name="ce8" table:formula="of:=2 * DEGREES(ATAN((([.$A11]-1)*2)/(([.F$1]+1)*5)))" office:value-type="float" office:value="59.4897625938845" calcext:value-type="float">
            <text:p>59.5</text:p>
          </table:table-cell>
          <table:table-cell table:style-name="ce8" table:formula="of:=2 * DEGREES(ATAN((([.$A11]-1)*2)/(([.G$1]+1)*5)))" office:value-type="float" office:value="53.130102354156" calcext:value-type="float">
            <text:p>53.1</text:p>
          </table:table-cell>
          <table:table-cell table:style-name="ce8" table:formula="of:=2 * DEGREES(ATAN((([.$A11]-1)*2)/(([.H$1]+1)*5)))" office:value-type="float" office:value="47.9249779491564" calcext:value-type="float">
            <text:p>47.9</text:p>
          </table:table-cell>
          <table:table-cell table:style-name="ce8" table:formula="of:=2 * DEGREES(ATAN((([.$A11]-1)*2)/(([.I$1]+1)*5)))" office:value-type="float" office:value="43.6028189727036" calcext:value-type="float">
            <text:p>43.6</text:p>
          </table:table-cell>
          <table:table-cell table:style-name="ce8" table:formula="of:=2 * DEGREES(ATAN((([.$A11]-1)*2)/(([.J$1]+1)*5)))" office:value-type="float" office:value="39.9662130438" calcext:value-type="float">
            <text:p>40.0</text:p>
          </table:table-cell>
          <table:table-cell table:style-name="ce8" table:formula="of:=2 * DEGREES(ATAN((([.$A11]-1)*2)/(([.K$1]+1)*5)))" office:value-type="float" office:value="36.869897645844" calcext:value-type="float">
            <text:p>36.9</text:p>
          </table:table-cell>
          <table:table-cell table:style-name="ce8" table:formula="of:=2 * DEGREES(ATAN((([.$A11]-1)*2)/(([.L$1]+1)*5)))" office:value-type="float" office:value="34.2054579381047" calcext:value-type="float">
            <text:p>34.2</text:p>
          </table:table-cell>
          <table:table-cell table:style-name="ce8" table:formula="of:=2 * DEGREES(ATAN((([.$A11]-1)*2)/(([.M$1]+1)*5)))" office:value-type="float" office:value="31.8907918018457" calcext:value-type="float">
            <text:p>31.9</text:p>
          </table:table-cell>
          <table:table-cell table:style-name="ce8" table:formula="of:=2 * DEGREES(ATAN((([.$A11]-1)*2)/(([.N$1]+1)*5)))" office:value-type="float" office:value="29.8628343562751" calcext:value-type="float">
            <text:p>29.9</text:p>
          </table:table-cell>
          <table:table-cell table:style-name="ce8" table:formula="of:=2 * DEGREES(ATAN((([.$A11]-1)*2)/(([.O$1]+1)*5)))" office:value-type="float" office:value="28.072486935853" calcext:value-type="float">
            <text:p>28.1</text:p>
          </table:table-cell>
          <table:table-cell table:style-name="ce8" table:formula="of:=2 * DEGREES(ATAN((([.$A11]-1)*2)/(([.P$1]+1)*5)))" office:value-type="float" office:value="26.4810398303744" calcext:value-type="float">
            <text:p>26.5</text:p>
          </table:table-cell>
          <table:table-cell table:number-columns-repeated="100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2 * DEGREES(ATAN((([.$A12]-1)*2)/(([.B$1]+1)*5)))" office:value-type="float" office:value="111.426246045582" calcext:value-type="float">
            <text:p>111.4</text:p>
          </table:table-cell>
          <table:table-cell table:style-name="ce8" table:formula="of:=2 * DEGREES(ATAN((([.$A12]-1)*2)/(([.C$1]+1)*5)))" office:value-type="float" office:value="95.4526219878125" calcext:value-type="float">
            <text:p>95.5</text:p>
          </table:table-cell>
          <table:table-cell table:style-name="ce8" table:formula="of:=2 * DEGREES(ATAN((([.$A12]-1)*2)/(([.D$1]+1)*5)))" office:value-type="float" office:value="82.6955544393873" calcext:value-type="float">
            <text:p>82.7</text:p>
          </table:table-cell>
          <table:table-cell table:style-name="ce8" table:formula="of:=2 * DEGREES(ATAN((([.$A12]-1)*2)/(([.E$1]+1)*5)))" office:value-type="float" office:value="72.5076754748896" calcext:value-type="float">
            <text:p>72.5</text:p>
          </table:table-cell>
          <table:table-cell table:style-name="ce8" table:formula="of:=2 * DEGREES(ATAN((([.$A12]-1)*2)/(([.F$1]+1)*5)))" office:value-type="float" office:value="64.3045902825647" calcext:value-type="float">
            <text:p>64.3</text:p>
          </table:table-cell>
          <table:table-cell table:style-name="ce8" table:formula="of:=2 * DEGREES(ATAN((([.$A12]-1)*2)/(([.G$1]+1)*5)))" office:value-type="float" office:value="57.6215874859461" calcext:value-type="float">
            <text:p>57.6</text:p>
          </table:table-cell>
          <table:table-cell table:style-name="ce8" table:formula="of:=2 * DEGREES(ATAN((([.$A12]-1)*2)/(([.H$1]+1)*5)))" office:value-type="float" office:value="52.1069906209819" calcext:value-type="float">
            <text:p>52.1</text:p>
          </table:table-cell>
          <table:table-cell table:style-name="ce8" table:formula="of:=2 * DEGREES(ATAN((([.$A12]-1)*2)/(([.I$1]+1)*5)))" office:value-type="float" office:value="47.4989889857335" calcext:value-type="float">
            <text:p>47.5</text:p>
          </table:table-cell>
          <table:table-cell table:style-name="ce8" table:formula="of:=2 * DEGREES(ATAN((([.$A12]-1)*2)/(([.J$1]+1)*5)))" office:value-type="float" office:value="43.6028189727036" calcext:value-type="float">
            <text:p>43.6</text:p>
          </table:table-cell>
          <table:table-cell table:style-name="ce8" table:formula="of:=2 * DEGREES(ATAN((([.$A12]-1)*2)/(([.K$1]+1)*5)))" office:value-type="float" office:value="40.2726068564963" calcext:value-type="float">
            <text:p>40.3</text:p>
          </table:table-cell>
          <table:table-cell table:style-name="ce8" table:formula="of:=2 * DEGREES(ATAN((([.$A12]-1)*2)/(([.L$1]+1)*5)))" office:value-type="float" office:value="37.3979656083622" calcext:value-type="float">
            <text:p>37.4</text:p>
          </table:table-cell>
          <table:table-cell table:style-name="ce8" table:formula="of:=2 * DEGREES(ATAN((([.$A12]-1)*2)/(([.M$1]+1)*5)))" office:value-type="float" office:value="34.8943768465644" calcext:value-type="float">
            <text:p>34.9</text:p>
          </table:table-cell>
          <table:table-cell table:style-name="ce8" table:formula="of:=2 * DEGREES(ATAN((([.$A12]-1)*2)/(([.N$1]+1)*5)))" office:value-type="float" office:value="32.6963430947025" calcext:value-type="float">
            <text:p>32.7</text:p>
          </table:table-cell>
          <table:table-cell table:style-name="ce8" table:formula="of:=2 * DEGREES(ATAN((([.$A12]-1)*2)/(([.O$1]+1)*5)))" office:value-type="float" office:value="30.7525024976524" calcext:value-type="float">
            <text:p>30.8</text:p>
          </table:table-cell>
          <table:table-cell table:style-name="ce8" table:formula="of:=2 * DEGREES(ATAN((([.$A12]-1)*2)/(([.P$1]+1)*5)))" office:value-type="float" office:value="29.0221190003381" calcext:value-type="float">
            <text:p>29.0</text:p>
          </table:table-cell>
          <table:table-cell table:number-columns-repeated="100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2 * DEGREES(ATAN((([.$A13]-1)*2)/(([.B$1]+1)*5)))" office:value-type="float" office:value="115.989233583833" calcext:value-type="float">
            <text:p>116.0</text:p>
          </table:table-cell>
          <table:table-cell table:style-name="ce8" table:formula="of:=2 * DEGREES(ATAN((([.$A13]-1)*2)/(([.C$1]+1)*5)))" office:value-type="float" office:value="100.38885781547" calcext:value-type="float">
            <text:p>100.4</text:p>
          </table:table-cell>
          <table:table-cell table:style-name="ce8" table:formula="of:=2 * DEGREES(ATAN((([.$A13]-1)*2)/(([.D$1]+1)*5)))" office:value-type="float" office:value="87.6617213441852" calcext:value-type="float">
            <text:p>87.7</text:p>
          </table:table-cell>
          <table:table-cell table:style-name="ce8" table:formula="of:=2 * DEGREES(ATAN((([.$A13]-1)*2)/(([.E$1]+1)*5)))" office:value-type="float" office:value="77.3196165081802" calcext:value-type="float">
            <text:p>77.3</text:p>
          </table:table-cell>
          <table:table-cell table:style-name="ce8" table:formula="of:=2 * DEGREES(ATAN((([.$A13]-1)*2)/(([.F$1]+1)*5)))" office:value-type="float" office:value="68.8779786176072" calcext:value-type="float">
            <text:p>68.9</text:p>
          </table:table-cell>
          <table:table-cell table:style-name="ce8" table:formula="of:=2 * DEGREES(ATAN((([.$A13]-1)*2)/(([.G$1]+1)*5)))" office:value-type="float" office:value="61.927513064147" calcext:value-type="float">
            <text:p>61.9</text:p>
          </table:table-cell>
          <table:table-cell table:style-name="ce8" table:formula="of:=2 * DEGREES(ATAN((([.$A13]-1)*2)/(([.H$1]+1)*5)))" office:value-type="float" office:value="56.1449738717059" calcext:value-type="float">
            <text:p>56.1</text:p>
          </table:table-cell>
          <table:table-cell table:style-name="ce8" table:formula="of:=2 * DEGREES(ATAN((([.$A13]-1)*2)/(([.I$1]+1)*5)))" office:value-type="float" office:value="51.2820116486106" calcext:value-type="float">
            <text:p>51.3</text:p>
          </table:table-cell>
          <table:table-cell table:style-name="ce8" table:formula="of:=2 * DEGREES(ATAN((([.$A13]-1)*2)/(([.J$1]+1)*5)))" office:value-type="float" office:value="47.1494124038252" calcext:value-type="float">
            <text:p>47.1</text:p>
          </table:table-cell>
          <table:table-cell table:style-name="ce8" table:formula="of:=2 * DEGREES(ATAN((([.$A13]-1)*2)/(([.K$1]+1)*5)))" office:value-type="float" office:value="43.6028189727036" calcext:value-type="float">
            <text:p>43.6</text:p>
          </table:table-cell>
          <table:table-cell table:style-name="ce8" table:formula="of:=2 * DEGREES(ATAN((([.$A13]-1)*2)/(([.L$1]+1)*5)))" office:value-type="float" office:value="40.531394941895" calcext:value-type="float">
            <text:p>40.5</text:p>
          </table:table-cell>
          <table:table-cell table:style-name="ce8" table:formula="of:=2 * DEGREES(ATAN((([.$A13]-1)*2)/(([.M$1]+1)*5)))" office:value-type="float" office:value="37.8492888321025" calcext:value-type="float">
            <text:p>37.8</text:p>
          </table:table-cell>
          <table:table-cell table:style-name="ce8" table:formula="of:=2 * DEGREES(ATAN((([.$A13]-1)*2)/(([.N$1]+1)*5)))" office:value-type="float" office:value="35.4893432501139" calcext:value-type="float">
            <text:p>35.5</text:p>
          </table:table-cell>
          <table:table-cell table:style-name="ce8" table:formula="of:=2 * DEGREES(ATAN((([.$A13]-1)*2)/(([.O$1]+1)*5)))" office:value-type="float" office:value="33.3984884679872" calcext:value-type="float">
            <text:p>33.4</text:p>
          </table:table-cell>
          <table:table-cell table:style-name="ce8" table:formula="of:=2 * DEGREES(ATAN((([.$A13]-1)*2)/(([.P$1]+1)*5)))" office:value-type="float" office:value="31.5343650849514" calcext:value-type="float">
            <text:p>31.5</text:p>
          </table:table-cell>
          <table:table-cell table:number-columns-repeated="100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2 * DEGREES(ATAN((([.$A14]-1)*2)/(([.B$1]+1)*5)))" office:value-type="float" office:value="120.036721262301" calcext:value-type="float">
            <text:p>120.0</text:p>
          </table:table-cell>
          <table:table-cell table:style-name="ce8" table:formula="of:=2 * DEGREES(ATAN((([.$A14]-1)*2)/(([.C$1]+1)*5)))" office:value-type="float" office:value="104.862815942345" calcext:value-type="float">
            <text:p>104.9</text:p>
          </table:table-cell>
          <table:table-cell table:style-name="ce8" table:formula="of:=2 * DEGREES(ATAN((([.$A14]-1)*2)/(([.D$1]+1)*5)))" office:value-type="float" office:value="92.2466054281509" calcext:value-type="float">
            <text:p>92.2</text:p>
          </table:table-cell>
          <table:table-cell table:style-name="ce8" table:formula="of:=2 * DEGREES(ATAN((([.$A14]-1)*2)/(([.E$1]+1)*5)))" office:value-type="float" office:value="81.8287664400503" calcext:value-type="float">
            <text:p>81.8</text:p>
          </table:table-cell>
          <table:table-cell table:style-name="ce8" table:formula="of:=2 * DEGREES(ATAN((([.$A14]-1)*2)/(([.F$1]+1)*5)))" office:value-type="float" office:value="73.214149625215" calcext:value-type="float">
            <text:p>73.2</text:p>
          </table:table-cell>
          <table:table-cell table:style-name="ce8" table:formula="of:=2 * DEGREES(ATAN((([.$A14]-1)*2)/(([.G$1]+1)*5)))" office:value-type="float" office:value="66.0477351115933" calcext:value-type="float">
            <text:p>66.0</text:p>
          </table:table-cell>
          <table:table-cell table:style-name="ce8" table:formula="of:=2 * DEGREES(ATAN((([.$A14]-1)*2)/(([.H$1]+1)*5)))" office:value-type="float" office:value="60.0367348552182" calcext:value-type="float">
            <text:p>60.0</text:p>
          </table:table-cell>
          <table:table-cell table:style-name="ce8" table:formula="of:=2 * DEGREES(ATAN((([.$A14]-1)*2)/(([.I$1]+1)*5)))" office:value-type="float" office:value="54.9488632525543" calcext:value-type="float">
            <text:p>54.9</text:p>
          </table:table-cell>
          <table:table-cell table:style-name="ce8" table:formula="of:=2 * DEGREES(ATAN((([.$A14]-1)*2)/(([.J$1]+1)*5)))" office:value-type="float" office:value="50.6027572508395" calcext:value-type="float">
            <text:p>50.6</text:p>
          </table:table-cell>
          <table:table-cell table:style-name="ce8" table:formula="of:=2 * DEGREES(ATAN((([.$A14]-1)*2)/(([.K$1]+1)*5)))" office:value-type="float" office:value="46.8573856174908" calcext:value-type="float">
            <text:p>46.9</text:p>
          </table:table-cell>
          <table:table-cell table:style-name="ce8" table:formula="of:=2 * DEGREES(ATAN((([.$A14]-1)*2)/(([.L$1]+1)*5)))" office:value-type="float" office:value="43.6028189727036" calcext:value-type="float">
            <text:p>43.6</text:p>
          </table:table-cell>
          <table:table-cell table:style-name="ce8" table:formula="of:=2 * DEGREES(ATAN((([.$A14]-1)*2)/(([.M$1]+1)*5)))" office:value-type="float" office:value="40.7528704276728" calcext:value-type="float">
            <text:p>40.8</text:p>
          </table:table-cell>
          <table:table-cell table:style-name="ce8" table:formula="of:=2 * DEGREES(ATAN((([.$A14]-1)*2)/(([.N$1]+1)*5)))" office:value-type="float" office:value="38.2394526598623" calcext:value-type="float">
            <text:p>38.2</text:p>
          </table:table-cell>
          <table:table-cell table:style-name="ce8" table:formula="of:=2 * DEGREES(ATAN((([.$A14]-1)*2)/(([.O$1]+1)*5)))" office:value-type="float" office:value="36.0083232118268" calcext:value-type="float">
            <text:p>36.0</text:p>
          </table:table-cell>
          <table:table-cell table:style-name="ce8" table:formula="of:=2 * DEGREES(ATAN((([.$A14]-1)*2)/(([.P$1]+1)*5)))" office:value-type="float" office:value="34.0158939108147" calcext:value-type="float">
            <text:p>34.0</text:p>
          </table:table-cell>
          <table:table-cell table:number-columns-repeated="100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2 * DEGREES(ATAN((([.$A15]-1)*2)/(([.B$1]+1)*5)))" office:value-type="float" office:value="123.642819780082" calcext:value-type="float">
            <text:p>123.6</text:p>
          </table:table-cell>
          <table:table-cell table:style-name="ce8" table:formula="of:=2 * DEGREES(ATAN((([.$A15]-1)*2)/(([.C$1]+1)*5)))" office:value-type="float" office:value="108.924644416051" calcext:value-type="float">
            <text:p>108.9</text:p>
          </table:table-cell>
          <table:table-cell table:style-name="ce8" table:formula="of:=2 * DEGREES(ATAN((([.$A15]-1)*2)/(([.D$1]+1)*5)))" office:value-type="float" office:value="96.4794005922043" calcext:value-type="float">
            <text:p>96.5</text:p>
          </table:table-cell>
          <table:table-cell table:style-name="ce8" table:formula="of:=2 * DEGREES(ATAN((([.$A15]-1)*2)/(([.E$1]+1)*5)))" office:value-type="float" office:value="86.0501319782361" calcext:value-type="float">
            <text:p>86.1</text:p>
          </table:table-cell>
          <table:table-cell table:style-name="ce8" table:formula="of:=2 * DEGREES(ATAN((([.$A15]-1)*2)/(([.F$1]+1)*5)))" office:value-type="float" office:value="77.3196165081802" calcext:value-type="float">
            <text:p>77.3</text:p>
          </table:table-cell>
          <table:table-cell table:style-name="ce8" table:formula="of:=2 * DEGREES(ATAN((([.$A15]-1)*2)/(([.G$1]+1)*5)))" office:value-type="float" office:value="69.9840403971173" calcext:value-type="float">
            <text:p>70.0</text:p>
          </table:table-cell>
          <table:table-cell table:style-name="ce8" table:formula="of:=2 * DEGREES(ATAN((([.$A15]-1)*2)/(([.H$1]+1)*5)))" office:value-type="float" office:value="63.7815836036914" calcext:value-type="float">
            <text:p>63.8</text:p>
          </table:table-cell>
          <table:table-cell table:style-name="ce8" table:formula="of:=2 * DEGREES(ATAN((([.$A15]-1)*2)/(([.I$1]+1)*5)))" office:value-type="float" office:value="58.497652673094" calcext:value-type="float">
            <text:p>58.5</text:p>
          </table:table-cell>
          <table:table-cell table:style-name="ce8" table:formula="of:=2 * DEGREES(ATAN((([.$A15]-1)*2)/(([.J$1]+1)*5)))" office:value-type="float" office:value="53.9604614364457" calcext:value-type="float">
            <text:p>54.0</text:p>
          </table:table-cell>
          <table:table-cell table:style-name="ce8" table:formula="of:=2 * DEGREES(ATAN((([.$A15]-1)*2)/(([.K$1]+1)*5)))" office:value-type="float" office:value="50.0337869562001" calcext:value-type="float">
            <text:p>50.0</text:p>
          </table:table-cell>
          <table:table-cell table:style-name="ce8" table:formula="of:=2 * DEGREES(ATAN((([.$A15]-1)*2)/(([.L$1]+1)*5)))" office:value-type="float" office:value="46.6097810784062" calcext:value-type="float">
            <text:p>46.6</text:p>
          </table:table-cell>
          <table:table-cell table:style-name="ce8" table:formula="of:=2 * DEGREES(ATAN((([.$A15]-1)*2)/(([.M$1]+1)*5)))" office:value-type="float" office:value="43.6028189727036" calcext:value-type="float">
            <text:p>43.6</text:p>
          </table:table-cell>
          <table:table-cell table:style-name="ce8" table:formula="of:=2 * DEGREES(ATAN((([.$A15]-1)*2)/(([.N$1]+1)*5)))" office:value-type="float" office:value="40.9445590394838" calcext:value-type="float">
            <text:p>40.9</text:p>
          </table:table-cell>
          <table:table-cell table:style-name="ce8" table:formula="of:=2 * DEGREES(ATAN((([.$A15]-1)*2)/(([.O$1]+1)*5)))" office:value-type="float" office:value="38.5800924383775" calcext:value-type="float">
            <text:p>38.6</text:p>
          </table:table-cell>
          <table:table-cell table:style-name="ce8" table:formula="of:=2 * DEGREES(ATAN((([.$A15]-1)*2)/(([.P$1]+1)*5)))" office:value-type="float" office:value="36.4649821614076" calcext:value-type="float">
            <text:p>36.5</text:p>
          </table:table-cell>
          <table:table-cell table:number-columns-repeated="100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2 * DEGREES(ATAN((([.$A16]-1)*2)/(([.B$1]+1)*5)))" office:value-type="float" office:value="126.869897645844" calcext:value-type="float">
            <text:p>126.9</text:p>
          </table:table-cell>
          <table:table-cell table:style-name="ce8" table:formula="of:=2 * DEGREES(ATAN((([.$A16]-1)*2)/(([.C$1]+1)*5)))" office:value-type="float" office:value="112.61986494804" calcext:value-type="float">
            <text:p>112.6</text:p>
          </table:table-cell>
          <table:table-cell table:style-name="ce8" table:formula="of:=2 * DEGREES(ATAN((([.$A16]-1)*2)/(([.D$1]+1)*5)))" office:value-type="float" office:value="100.38885781547" calcext:value-type="float">
            <text:p>100.4</text:p>
          </table:table-cell>
          <table:table-cell table:style-name="ce8" table:formula="of:=2 * DEGREES(ATAN((([.$A16]-1)*2)/(([.E$1]+1)*5)))" office:value-type="float" office:value="90" calcext:value-type="float">
            <text:p>90.0</text:p>
          </table:table-cell>
          <table:table-cell table:style-name="ce8" table:formula="of:=2 * DEGREES(ATAN((([.$A16]-1)*2)/(([.F$1]+1)*5)))" office:value-type="float" office:value="81.2025892900089" calcext:value-type="float">
            <text:p>81.2</text:p>
          </table:table-cell>
          <table:table-cell table:style-name="ce8" table:formula="of:=2 * DEGREES(ATAN((([.$A16]-1)*2)/(([.G$1]+1)*5)))" office:value-type="float" office:value="73.739795291688" calcext:value-type="float">
            <text:p>73.7</text:p>
          </table:table-cell>
          <table:table-cell table:style-name="ce8" table:formula="of:=2 * DEGREES(ATAN((([.$A16]-1)*2)/(([.H$1]+1)*5)))" office:value-type="float" office:value="67.3801350519596" calcext:value-type="float">
            <text:p>67.4</text:p>
          </table:table-cell>
          <table:table-cell table:style-name="ce8" table:formula="of:=2 * DEGREES(ATAN((([.$A16]-1)*2)/(([.I$1]+1)*5)))" office:value-type="float" office:value="61.927513064147" calcext:value-type="float">
            <text:p>61.9</text:p>
          </table:table-cell>
          <table:table-cell table:style-name="ce8" table:formula="of:=2 * DEGREES(ATAN((([.$A16]-1)*2)/(([.J$1]+1)*5)))" office:value-type="float" office:value="57.2209193319304" calcext:value-type="float">
            <text:p>57.2</text:p>
          </table:table-cell>
          <table:table-cell table:style-name="ce8" table:formula="of:=2 * DEGREES(ATAN((([.$A16]-1)*2)/(([.K$1]+1)*5)))" office:value-type="float" office:value="53.130102354156" calcext:value-type="float">
            <text:p>53.1</text:p>
          </table:table-cell>
          <table:table-cell table:style-name="ce8" table:formula="of:=2 * DEGREES(ATAN((([.$A16]-1)*2)/(([.L$1]+1)*5)))" office:value-type="float" office:value="49.5502811376638" calcext:value-type="float">
            <text:p>49.6</text:p>
          </table:table-cell>
          <table:table-cell table:style-name="ce8" table:formula="of:=2 * DEGREES(ATAN((([.$A16]-1)*2)/(([.M$1]+1)*5)))" office:value-type="float" office:value="46.3971810272964" calcext:value-type="float">
            <text:p>46.4</text:p>
          </table:table-cell>
          <table:table-cell table:style-name="ce8" table:formula="of:=2 * DEGREES(ATAN((([.$A16]-1)*2)/(([.N$1]+1)*5)))" office:value-type="float" office:value="43.6028189727036" calcext:value-type="float">
            <text:p>43.6</text:p>
          </table:table-cell>
          <table:table-cell table:style-name="ce8" table:formula="of:=2 * DEGREES(ATAN((([.$A16]-1)*2)/(([.O$1]+1)*5)))" office:value-type="float" office:value="41.1120904391669" calcext:value-type="float">
            <text:p>41.1</text:p>
          </table:table-cell>
          <table:table-cell table:style-name="ce8" table:formula="of:=2 * DEGREES(ATAN((([.$A16]-1)*2)/(([.P$1]+1)*5)))" office:value-type="float" office:value="38.8800696563524" calcext:value-type="float">
            <text:p>38.9</text:p>
          </table:table-cell>
          <table:table-cell table:number-columns-repeated="100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8"/>
          <table:table-cell table:style-name="ce11"/>
          <table:table-cell table:number-columns-repeated="1014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111" number:language="en" number:country="GB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.00.0000</text:date>, <text:time style:data-style-name="N2" text:time-value="21:12:47.5326467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1:29:30.531442007</meta:creation-date>
    <dc:date>2019-04-16T21:30:35.840073170</dc:date>
    <meta:editing-duration>PT1H12M11S</meta:editing-duration>
    <meta:editing-cycles>8</meta:editing-cycles>
    <meta:generator>LibreOffice/6.1.5.2$Linux_X86_64 LibreOffice_project/10$Build-2</meta:generator>
    <meta:document-statistic meta:table-count="1" meta:cell-count="256" meta:object-count="0"/>
  </office:meta>
</office:document-meta>
</file>